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Inconsolata" svg:font-family="Inconsolata, monospace"/>
    <style:font-face style:name="Roboto" svg:font-family="Roboto, sans-serif"/>
    <style:font-face style:name="montserrat" svg:font-family="montserrat,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25cm" table:align="left"/>
    </style:style>
    <style:style style:name="Table1.A" style:family="table-column">
      <style:table-column-properties style:column-width="1.482cm"/>
    </style:style>
    <style:style style:name="Table1.B" style:family="table-column">
      <style:table-column-properties style:column-width="6.443cm"/>
    </style:style>
    <style:style style:name="Table1.A1" style:family="table-cell">
      <style:table-cell-properties style:vertical-align="middle" fo:padding-left="0cm" fo:padding-right="0.049cm" fo:padding-top="0cm" fo:padding-bottom="0.049cm" fo:border-left="none" fo:border-right="0.75pt solid #d1d1d1" fo:border-top="none" fo:border-bottom="0.75pt solid #d1d1d1"/>
    </style:style>
    <style:style style:name="P1" style:family="paragraph" style:parent-style-name="Standard">
      <style:text-properties fo:font-size="20pt" officeooo:rsid="00fe0ae7" officeooo:paragraph-rsid="00111c8b"/>
    </style:style>
    <style:style style:name="P2" style:family="paragraph" style:parent-style-name="Standard">
      <style:text-properties fo:font-size="20pt" officeooo:rsid="001feec1" officeooo:paragraph-rsid="00111c8b" style:font-size-asian="17.5pt" style:font-size-complex="20pt"/>
    </style:style>
    <style:style style:name="P3" style:family="paragraph" style:parent-style-name="Standard">
      <style:text-properties fo:font-size="20pt" officeooo:rsid="0020bc5e" officeooo:paragraph-rsid="00111c8b" style:font-size-asian="17.5pt" style:font-size-complex="20pt"/>
    </style:style>
    <style:style style:name="P4" style:family="paragraph" style:parent-style-name="Standard">
      <style:text-properties fo:font-size="20pt" officeooo:rsid="0022f5aa" officeooo:paragraph-rsid="00111c8b" style:font-size-asian="17.5pt" style:font-size-complex="20pt"/>
    </style:style>
    <style:style style:name="P5" style:family="paragraph" style:parent-style-name="Standard">
      <style:text-properties fo:font-size="20pt" officeooo:rsid="0024a606" officeooo:paragraph-rsid="00111c8b" style:font-size-asian="17.5pt" style:font-size-complex="20pt"/>
    </style:style>
    <style:style style:name="P6" style:family="paragraph" style:parent-style-name="Standard">
      <style:text-properties fo:font-size="20pt" officeooo:rsid="002c9ecd" officeooo:paragraph-rsid="00111c8b" style:font-size-asian="17.5pt" style:font-size-complex="20pt"/>
    </style:style>
    <style:style style:name="P7" style:family="paragraph" style:parent-style-name="Standard">
      <style:text-properties fo:font-size="20pt" officeooo:rsid="00329379" officeooo:paragraph-rsid="00111c8b" style:font-size-asian="17.5pt" style:font-size-complex="20pt"/>
    </style:style>
    <style:style style:name="P8" style:family="paragraph" style:parent-style-name="Standard">
      <style:text-properties fo:font-size="20pt" officeooo:rsid="003b395d" officeooo:paragraph-rsid="00111c8b" style:font-size-asian="17.5pt" style:font-size-complex="20pt"/>
    </style:style>
    <style:style style:name="P9" style:family="paragraph" style:parent-style-name="Standard">
      <style:text-properties fo:font-size="20pt" officeooo:rsid="003fd570" officeooo:paragraph-rsid="00111c8b" style:font-size-asian="17.5pt" style:font-size-complex="20pt"/>
    </style:style>
    <style:style style:name="P10" style:family="paragraph" style:parent-style-name="Standard">
      <style:text-properties fo:font-size="20pt" officeooo:rsid="0042a63f" officeooo:paragraph-rsid="00111c8b" style:font-size-asian="17.5pt" style:font-size-complex="20pt"/>
    </style:style>
    <style:style style:name="P11" style:family="paragraph" style:parent-style-name="Standard">
      <style:text-properties fo:font-size="20pt" officeooo:rsid="00460436" officeooo:paragraph-rsid="00111c8b" style:font-size-asian="17.5pt" style:font-size-complex="20pt"/>
    </style:style>
    <style:style style:name="P12" style:family="paragraph" style:parent-style-name="Standard">
      <style:text-properties fo:font-size="20pt" officeooo:rsid="004c5b60" officeooo:paragraph-rsid="00111c8b" style:font-size-asian="17.5pt" style:font-size-complex="20pt"/>
    </style:style>
    <style:style style:name="P13" style:family="paragraph" style:parent-style-name="Standard">
      <style:text-properties fo:font-size="20pt" officeooo:rsid="004cb833" officeooo:paragraph-rsid="00111c8b" style:font-size-asian="17.5pt" style:font-size-complex="20pt"/>
    </style:style>
    <style:style style:name="P14" style:family="paragraph" style:parent-style-name="Standard">
      <style:text-properties fo:font-size="20pt" officeooo:rsid="005a5734" officeooo:paragraph-rsid="00111c8b" style:font-size-asian="17.5pt" style:font-size-complex="20pt"/>
    </style:style>
    <style:style style:name="P15" style:family="paragraph" style:parent-style-name="Standard">
      <style:text-properties fo:font-size="20pt" officeooo:rsid="005c7fdf" officeooo:paragraph-rsid="00111c8b" style:font-size-asian="17.5pt" style:font-size-complex="20pt"/>
    </style:style>
    <style:style style:name="P16" style:family="paragraph" style:parent-style-name="Standard">
      <style:text-properties fo:font-size="20pt" officeooo:rsid="0077d0c4" officeooo:paragraph-rsid="00111c8b" style:font-size-asian="17.5pt" style:font-size-complex="20pt"/>
    </style:style>
    <style:style style:name="P17" style:family="paragraph" style:parent-style-name="Standard">
      <style:text-properties fo:font-size="20pt" officeooo:rsid="006bda7a" officeooo:paragraph-rsid="00111c8b" style:font-size-asian="17.5pt" style:font-size-complex="20pt"/>
    </style:style>
    <style:style style:name="P18" style:family="paragraph" style:parent-style-name="Standard">
      <style:text-properties fo:font-size="20pt" officeooo:rsid="006dcec9" officeooo:paragraph-rsid="00111c8b" style:font-size-asian="17.5pt" style:font-size-complex="20pt"/>
    </style:style>
    <style:style style:name="P19" style:family="paragraph" style:parent-style-name="Standard">
      <style:text-properties fo:font-size="20pt" officeooo:rsid="006e01e1" officeooo:paragraph-rsid="00111c8b" style:font-size-asian="17.5pt" style:font-size-complex="20pt"/>
    </style:style>
    <style:style style:name="P20" style:family="paragraph" style:parent-style-name="Standard">
      <style:text-properties fo:font-size="20pt" officeooo:rsid="00714209" officeooo:paragraph-rsid="00111c8b" style:font-size-asian="17.5pt" style:font-size-complex="20pt"/>
    </style:style>
    <style:style style:name="P21" style:family="paragraph" style:parent-style-name="Standard">
      <style:text-properties fo:font-size="20pt" officeooo:rsid="0071d8fb" officeooo:paragraph-rsid="00111c8b" style:font-size-asian="17.5pt" style:font-size-complex="20pt"/>
    </style:style>
    <style:style style:name="P22" style:family="paragraph" style:parent-style-name="Standard">
      <style:text-properties fo:font-size="20pt" officeooo:rsid="0073241a" officeooo:paragraph-rsid="00111c8b" style:font-size-asian="17.5pt" style:font-size-complex="20pt"/>
    </style:style>
    <style:style style:name="P23" style:family="paragraph" style:parent-style-name="Standard">
      <style:text-properties fo:font-size="20pt" officeooo:rsid="007df6fd" officeooo:paragraph-rsid="00111c8b" style:font-size-asian="17.5pt" style:font-size-complex="20pt"/>
    </style:style>
    <style:style style:name="P24" style:family="paragraph" style:parent-style-name="Standard">
      <style:text-properties fo:font-size="20pt" officeooo:rsid="00844170" officeooo:paragraph-rsid="00111c8b" style:font-size-asian="17.5pt" style:font-size-complex="20pt"/>
    </style:style>
    <style:style style:name="P25" style:family="paragraph" style:parent-style-name="Standard">
      <style:text-properties fo:font-size="20pt" officeooo:rsid="008c8040" officeooo:paragraph-rsid="00111c8b" style:font-size-asian="17.5pt" style:font-size-complex="20pt"/>
    </style:style>
    <style:style style:name="P26" style:family="paragraph" style:parent-style-name="Standard">
      <style:text-properties fo:font-size="20pt" officeooo:rsid="00961841" officeooo:paragraph-rsid="00111c8b" style:font-size-asian="17.5pt" style:font-size-complex="20pt"/>
    </style:style>
    <style:style style:name="P27" style:family="paragraph" style:parent-style-name="Standard">
      <style:text-properties fo:font-size="20pt" officeooo:rsid="0097151c" officeooo:paragraph-rsid="00111c8b" style:font-size-asian="17.5pt" style:font-size-complex="20pt"/>
    </style:style>
    <style:style style:name="P28" style:family="paragraph" style:parent-style-name="Standard">
      <style:text-properties fo:font-size="20pt" officeooo:rsid="009868fe" officeooo:paragraph-rsid="00111c8b" style:font-size-asian="17.5pt" style:font-size-complex="20pt"/>
    </style:style>
    <style:style style:name="P29" style:family="paragraph" style:parent-style-name="Standard">
      <style:text-properties fo:font-size="20pt" officeooo:rsid="009c3fc1" officeooo:paragraph-rsid="00111c8b" style:font-size-asian="17.5pt" style:font-size-complex="20pt"/>
    </style:style>
    <style:style style:name="P30" style:family="paragraph" style:parent-style-name="Standard">
      <style:text-properties fo:font-size="20pt" officeooo:rsid="009db0fd" officeooo:paragraph-rsid="00111c8b" style:font-size-asian="17.5pt" style:font-size-complex="20pt"/>
    </style:style>
    <style:style style:name="P31" style:family="paragraph" style:parent-style-name="Standard">
      <style:text-properties fo:font-size="20pt" officeooo:rsid="00a51e2e" officeooo:paragraph-rsid="00111c8b" style:font-size-asian="17.5pt" style:font-size-complex="20pt"/>
    </style:style>
    <style:style style:name="P32" style:family="paragraph" style:parent-style-name="Standard">
      <style:text-properties fo:font-size="20pt" officeooo:rsid="00aa47a1" officeooo:paragraph-rsid="00111c8b" style:font-size-asian="17.5pt" style:font-size-complex="20pt"/>
    </style:style>
    <style:style style:name="P33" style:family="paragraph" style:parent-style-name="Standard">
      <style:text-properties fo:font-size="20pt" officeooo:rsid="00bc0050" officeooo:paragraph-rsid="00111c8b" style:font-size-asian="17.5pt" style:font-size-complex="20pt"/>
    </style:style>
    <style:style style:name="P34" style:family="paragraph" style:parent-style-name="Standard">
      <style:text-properties fo:font-size="20pt" officeooo:rsid="00c26727" officeooo:paragraph-rsid="00111c8b" style:font-size-asian="17.5pt" style:font-size-complex="20pt"/>
    </style:style>
    <style:style style:name="P35" style:family="paragraph" style:parent-style-name="Standard">
      <style:text-properties fo:font-size="20pt" officeooo:rsid="00d56837" officeooo:paragraph-rsid="00111c8b" style:font-size-asian="17.5pt" style:font-size-complex="20pt"/>
    </style:style>
    <style:style style:name="P36" style:family="paragraph" style:parent-style-name="Standard">
      <style:text-properties fo:font-size="20pt" officeooo:rsid="00e990a1" officeooo:paragraph-rsid="00111c8b" style:font-size-asian="17.5pt" style:font-size-complex="20pt"/>
    </style:style>
    <style:style style:name="P37" style:family="paragraph" style:parent-style-name="Standard">
      <style:text-properties fo:font-size="20pt" officeooo:rsid="00fa1f97" officeooo:paragraph-rsid="00111c8b" style:font-size-asian="17.5pt" style:font-size-complex="20pt"/>
    </style:style>
    <style:style style:name="P38" style:family="paragraph" style:parent-style-name="Standard">
      <style:text-properties fo:font-size="20pt" officeooo:rsid="00e777a1" officeooo:paragraph-rsid="00111c8b"/>
    </style:style>
    <style:style style:name="P39" style:family="paragraph" style:parent-style-name="Standard">
      <style:text-properties fo:font-size="20pt" officeooo:rsid="00ed17fc" officeooo:paragraph-rsid="00111c8b"/>
    </style:style>
    <style:style style:name="P40" style:family="paragraph" style:parent-style-name="Standard">
      <style:text-properties fo:font-size="20pt" officeooo:paragraph-rsid="00111c8b"/>
    </style:style>
    <style:style style:name="P41" style:family="paragraph" style:parent-style-name="Standard">
      <style:text-properties officeooo:paragraph-rsid="00111c8b"/>
    </style:style>
    <style:style style:name="P42" style:family="paragraph" style:parent-style-name="Standard">
      <style:text-properties officeooo:paragraph-rsid="00124fa7"/>
    </style:style>
    <style:style style:name="P43" style:family="paragraph" style:parent-style-name="Text_20_body">
      <style:text-properties fo:font-variant="normal" fo:text-transform="none" style:font-name="Liberation Serif" fo:font-size="18pt" fo:letter-spacing="normal" fo:font-style="normal" fo:font-weight="normal" officeooo:paragraph-rsid="00111c8b" style:font-size-asian="18pt" style:font-size-complex="18pt"/>
    </style:style>
    <style:style style:name="P44" style:family="paragraph" style:parent-style-name="Text_20_body">
      <style:text-properties fo:font-variant="normal" fo:text-transform="none" style:font-name="Roboto" fo:font-size="12pt" fo:letter-spacing="normal" fo:font-style="normal" fo:font-weight="normal" officeooo:paragraph-rsid="002a4955"/>
    </style:style>
    <style:style style:name="P45" style:family="paragraph" style:parent-style-name="Text_20_body">
      <style:text-properties officeooo:rsid="001cca4b" officeooo:paragraph-rsid="001cca4b"/>
    </style:style>
    <style:style style:name="P46" style:family="paragraph" style:parent-style-name="Text_20_body">
      <style:text-properties officeooo:rsid="0023ac01" officeooo:paragraph-rsid="0023ac01"/>
    </style:style>
    <style:style style:name="P47" style:family="paragraph" style:parent-style-name="Text_20_body">
      <style:text-properties officeooo:rsid="0026ddf9" officeooo:paragraph-rsid="0026ddf9"/>
    </style:style>
    <style:style style:name="P48" style:family="paragraph" style:parent-style-name="Text_20_body">
      <style:text-properties officeooo:paragraph-rsid="002a4955"/>
    </style:style>
    <style:style style:name="P49" style:family="paragraph" style:parent-style-name="Text_20_body">
      <style:text-properties officeooo:rsid="002a49fd" officeooo:paragraph-rsid="002a49fd"/>
    </style:style>
    <style:style style:name="P50" style:family="paragraph" style:parent-style-name="Text_20_body">
      <style:text-properties officeooo:rsid="0035d83c" officeooo:paragraph-rsid="0035d83c"/>
    </style:style>
    <style:style style:name="P51" style:family="paragraph" style:parent-style-name="Text_20_body">
      <style:text-properties officeooo:rsid="0035d83c" officeooo:paragraph-rsid="003efdeb"/>
    </style:style>
    <style:style style:name="P52" style:family="paragraph" style:parent-style-name="Text_20_body">
      <style:text-properties officeooo:rsid="0035d83c" officeooo:paragraph-rsid="00412fde"/>
    </style:style>
    <style:style style:name="P53" style:family="paragraph" style:parent-style-name="Text_20_body">
      <style:text-properties officeooo:paragraph-rsid="0036d39c"/>
    </style:style>
    <style:style style:name="P54" style:family="paragraph" style:parent-style-name="Text_20_body">
      <style:text-properties officeooo:rsid="00412fde" officeooo:paragraph-rsid="00412fde"/>
    </style:style>
    <style:style style:name="P55" style:family="paragraph" style:parent-style-name="Text_20_body">
      <style:text-properties officeooo:rsid="0041ab38" officeooo:paragraph-rsid="0041ab38"/>
    </style:style>
    <style:style style:name="P56" style:family="paragraph" style:parent-style-name="Text_20_body">
      <style:text-properties officeooo:rsid="00436214" officeooo:paragraph-rsid="00436214"/>
    </style:style>
    <style:style style:name="P57" style:family="paragraph" style:parent-style-name="Text_20_body">
      <style:text-properties officeooo:rsid="004f60c8" officeooo:paragraph-rsid="004f60c8"/>
    </style:style>
    <style:style style:name="P58" style:family="paragraph" style:parent-style-name="Text_20_body">
      <style:text-properties officeooo:rsid="004f60c8" officeooo:paragraph-rsid="005424d9"/>
    </style:style>
    <style:style style:name="P5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11c8b"/>
    </style:style>
    <style:style style:name="P6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11c8b"/>
    </style:style>
    <style:style style:name="P6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529" style:font-name="montserrat" fo:font-size="10.5pt" fo:letter-spacing="normal" fo:font-style="normal" fo:font-weight="normal"/>
    </style:style>
    <style:style style:name="P62" style:family="paragraph" style:parent-style-name="Text_20_body">
      <style:paragraph-properties fo:margin-left="0cm" fo:margin-right="0cm" fo:margin-top="0cm" fo:margin-bottom="0cm" loext:contextual-spacing="false" fo:orphans="2" fo:widows="2" fo:text-indent="0cm" style:auto-text-indent="false"/>
    </style:style>
    <style:style style:name="P63" style:family="paragraph" style:parent-style-name="Heading_20_2">
      <style:paragraph-properties fo:text-align="center" style:justify-single-word="false"/>
      <style:text-properties fo:font-size="24pt" officeooo:paragraph-rsid="00111c8b" style:font-size-asian="24pt" style:font-size-complex="24pt"/>
    </style:style>
    <style:style style:name="P64" style:family="paragraph" style:parent-style-name="Table_20_Heading">
      <style:paragraph-properties fo:text-align="start" style:justify-single-word="false"/>
      <style:text-properties fo:font-weight="bold"/>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fo:font-weight="normal"/>
    </style:style>
    <style:style style:name="P67" style:family="paragraph" style:parent-style-name="Heading_20_2">
      <style:text-properties fo:font-variant="normal" fo:text-transform="none" fo:color="#212529" style:font-name="montserrat" fo:font-size="20pt" fo:letter-spacing="normal" fo:font-style="normal" fo:font-weight="bold" officeooo:rsid="00fe0ae7" officeooo:paragraph-rsid="00124fa7" style:font-size-asian="17.5pt" style:font-size-complex="20pt"/>
    </style:style>
    <style:style style:name="P68" style:family="paragraph" style:parent-style-name="Text_20_body">
      <style:text-properties fo:font-variant="normal" fo:text-transform="none" fo:color="#000000" style:font-name="Liberation Serif" fo:font-size="20pt" fo:letter-spacing="normal" fo:font-style="normal" fo:font-weight="normal" officeooo:rsid="0013e2a1" officeooo:paragraph-rsid="00124fa7" style:font-size-asian="17.5pt" style:font-size-complex="20pt"/>
    </style:style>
    <style:style style:name="P69" style:family="paragraph" style:parent-style-name="Text_20_body">
      <style:text-properties fo:font-variant="normal" fo:text-transform="none" fo:color="#000000" style:font-name="Liberation Serif" fo:font-size="18pt" fo:letter-spacing="normal" fo:font-style="normal" fo:font-weight="normal" officeooo:rsid="003060c5" officeooo:paragraph-rsid="002a4955" style:font-size-asian="18pt" style:font-size-complex="18pt"/>
    </style:style>
    <style:style style:name="P70" style:family="paragraph" style:parent-style-name="Text_20_body">
      <style:text-properties fo:font-variant="normal" fo:text-transform="none" fo:color="#000000" style:font-name="Liberation Serif" fo:font-size="18pt" fo:letter-spacing="normal" fo:font-style="normal" fo:font-weight="normal" officeooo:rsid="0042f3b2" officeooo:paragraph-rsid="0041ab38" style:font-size-asian="18pt" style:font-size-complex="18pt"/>
    </style:style>
    <style:style style:name="P71" style:family="paragraph" style:parent-style-name="Text_20_body">
      <style:text-properties fo:font-variant="normal" fo:text-transform="none" fo:color="#000000" style:font-name="Liberation Serif" fo:font-size="18pt" fo:letter-spacing="normal" fo:font-style="normal" fo:font-weight="normal" officeooo:rsid="00436214" officeooo:paragraph-rsid="00436214" style:font-size-asian="18pt" style:font-size-complex="18pt"/>
    </style:style>
    <style:style style:name="P72" style:family="paragraph" style:parent-style-name="Text_20_body">
      <style:text-properties fo:font-variant="normal" fo:text-transform="none" fo:color="#000000" style:font-name="Liberation Serif" fo:font-size="18pt" fo:letter-spacing="normal" fo:font-style="normal" fo:font-weight="normal" officeooo:rsid="005424d9" officeooo:paragraph-rsid="005424d9" style:font-size-asian="18pt" style:font-size-complex="18pt"/>
    </style:style>
    <style:style style:name="P73" style:family="paragraph" style:parent-style-name="Text_20_body">
      <style:text-properties fo:font-variant="normal" fo:text-transform="none" fo:color="#212529" style:font-name="montserrat" fo:font-size="10.5pt" fo:letter-spacing="normal" fo:font-style="normal" fo:font-weight="normal" officeooo:rsid="00fe0ae7" officeooo:paragraph-rsid="00124fa7" style:font-size-asian="17.5pt" style:font-size-complex="20pt"/>
    </style:style>
    <style:style style:name="P74" style:family="paragraph" style:parent-style-name="Text_20_body">
      <style:text-properties fo:font-size="20pt" officeooo:rsid="001c21ff" style:font-size-asian="17.5pt" style:font-size-complex="20pt"/>
    </style:style>
    <style:style style:name="P75" style:family="paragraph" style:parent-style-name="Text_20_body">
      <style:text-properties fo:font-size="20pt" officeooo:rsid="00253fce" officeooo:paragraph-rsid="0023ac01" style:font-size-asian="17.5pt" style:font-size-complex="20pt"/>
    </style:style>
    <style:style style:name="P76" style:family="paragraph" style:parent-style-name="Text_20_body">
      <style:text-properties officeooo:rsid="004f60c8" officeooo:paragraph-rsid="005424d9"/>
    </style:style>
    <style:style style:name="P77" style:family="paragraph" style:parent-style-name="Text_20_body">
      <style:text-properties officeooo:rsid="00670a42" officeooo:paragraph-rsid="00670a42"/>
    </style:style>
    <style:style style:name="P78" style:family="paragraph" style:parent-style-name="Text_20_body">
      <style:text-properties fo:font-weight="bold" officeooo:rsid="00670a42" officeooo:paragraph-rsid="00670a42" style:font-weight-asian="bold" style:font-weight-complex="bold"/>
    </style:style>
    <style:style style:name="P7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80" style:family="paragraph" style:parent-style-name="Text_20_body" style:list-style-name="L1">
      <style:paragraph-properties fo:margin-top="0cm" fo:margin-bottom="0cm" loext:contextual-spacing="false" fo:orphans="2" fo:widows="2" fo:padding="0cm" fo:border="none"/>
    </style:style>
    <style:style style:name="T1" style:family="text">
      <style:text-properties style:font-size-asian="17.5pt" style:font-size-complex="20pt"/>
    </style:style>
    <style:style style:name="T2" style:family="text">
      <style:text-properties officeooo:rsid="00d67b4e" style:font-size-asian="17.5pt" style:font-size-complex="20pt"/>
    </style:style>
    <style:style style:name="T3" style:family="text">
      <style:text-properties officeooo:rsid="00e990a1" style:font-size-asian="17.5pt" style:font-size-complex="20pt"/>
    </style:style>
    <style:style style:name="T4" style:family="text">
      <style:text-properties officeooo:rsid="00f406f7" style:font-size-asian="17.5pt" style:font-size-complex="20pt"/>
    </style:style>
    <style:style style:name="T5" style:family="text">
      <style:text-properties officeooo:rsid="00ece4e0" style:font-size-asian="17.5pt" style:font-size-complex="20pt"/>
    </style:style>
    <style:style style:name="T6" style:family="text">
      <style:text-properties officeooo:rsid="00eed8df" style:font-size-asian="17.5pt" style:font-size-complex="20pt"/>
    </style:style>
    <style:style style:name="T7" style:family="text">
      <style:text-properties officeooo:rsid="00f68c8d" style:font-size-asian="17.5pt" style:font-size-complex="20pt"/>
    </style:style>
    <style:style style:name="T8" style:family="text">
      <style:text-properties officeooo:rsid="00fa1f97" style:font-size-asian="17.5pt" style:font-size-complex="20pt"/>
    </style:style>
    <style:style style:name="T9" style:family="text">
      <style:text-properties officeooo:rsid="00f6f973" style:font-size-asian="17.5pt" style:font-size-complex="20pt"/>
    </style:style>
    <style:style style:name="T10" style:family="text">
      <style:text-properties officeooo:rsid="00f8f7fa" style:font-size-asian="17.5pt" style:font-size-complex="20pt"/>
    </style:style>
    <style:style style:name="T11" style:family="text">
      <style:text-properties officeooo:rsid="00fba40b" style:font-size-asian="17.5pt" style:font-size-complex="20pt"/>
    </style:style>
    <style:style style:name="T12" style:family="text">
      <style:text-properties officeooo:rsid="00fd5483" style:font-size-asian="17.5pt" style:font-size-complex="20pt"/>
    </style:style>
    <style:style style:name="T13" style:family="text">
      <style:text-properties officeooo:rsid="00ffd1ae" style:font-size-asian="17.5pt" style:font-size-complex="20pt"/>
    </style:style>
    <style:style style:name="T14" style:family="text">
      <style:text-properties officeooo:rsid="00275e84"/>
    </style:style>
    <style:style style:name="T15" style:family="text">
      <style:text-properties officeooo:rsid="0035e2d9"/>
    </style:style>
    <style:style style:name="T16" style:family="text">
      <style:text-properties officeooo:rsid="00268a88"/>
    </style:style>
    <style:style style:name="T17" style:family="text">
      <style:text-properties officeooo:rsid="002bcbcb"/>
    </style:style>
    <style:style style:name="T18" style:family="text">
      <style:text-properties officeooo:rsid="003509a5"/>
    </style:style>
    <style:style style:name="T19" style:family="text">
      <style:text-properties officeooo:rsid="003787ef"/>
    </style:style>
    <style:style style:name="T20" style:family="text">
      <style:text-properties officeooo:rsid="00385f5b"/>
    </style:style>
    <style:style style:name="T21" style:family="text">
      <style:text-properties officeooo:rsid="00363acd"/>
    </style:style>
    <style:style style:name="T22" style:family="text">
      <style:text-properties fo:background-color="#ffff00" loext:char-shading-value="0"/>
    </style:style>
    <style:style style:name="T23" style:family="text">
      <style:text-properties officeooo:rsid="00363acd" fo:background-color="#ffff00" loext:char-shading-value="0"/>
    </style:style>
    <style:style style:name="T24" style:family="text">
      <style:text-properties officeooo:rsid="00961841" fo:background-color="#ffff00" loext:char-shading-value="0"/>
    </style:style>
    <style:style style:name="T25" style:family="text">
      <style:text-properties officeooo:rsid="003c4e68"/>
    </style:style>
    <style:style style:name="T26" style:family="text">
      <style:text-properties officeooo:rsid="003db8a3"/>
    </style:style>
    <style:style style:name="T27" style:family="text">
      <style:text-properties officeooo:rsid="003fa8db"/>
    </style:style>
    <style:style style:name="T28" style:family="text">
      <style:text-properties officeooo:rsid="0047f8ce"/>
    </style:style>
    <style:style style:name="T29" style:family="text">
      <style:text-properties officeooo:rsid="00494aba"/>
    </style:style>
    <style:style style:name="T30" style:family="text">
      <style:text-properties officeooo:rsid="004ab072"/>
    </style:style>
    <style:style style:name="T31" style:family="text">
      <style:text-properties officeooo:rsid="00573443"/>
    </style:style>
    <style:style style:name="T32" style:family="text">
      <style:text-properties officeooo:rsid="00569382"/>
    </style:style>
    <style:style style:name="T33" style:family="text">
      <style:text-properties officeooo:rsid="00521f62"/>
    </style:style>
    <style:style style:name="T34" style:family="text">
      <style:text-properties officeooo:rsid="00551335"/>
    </style:style>
    <style:style style:name="T35" style:family="text">
      <style:text-properties officeooo:rsid="005c5411"/>
    </style:style>
    <style:style style:name="T36" style:family="text">
      <style:text-properties officeooo:rsid="005e5a33"/>
    </style:style>
    <style:style style:name="T37" style:family="text">
      <style:text-properties officeooo:rsid="005f9259"/>
    </style:style>
    <style:style style:name="T38" style:family="text">
      <style:text-properties officeooo:rsid="0063fbf1"/>
    </style:style>
    <style:style style:name="T39" style:family="text">
      <style:text-properties officeooo:rsid="00b91973"/>
    </style:style>
    <style:style style:name="T40" style:family="text">
      <style:text-properties officeooo:rsid="00796ae9"/>
    </style:style>
    <style:style style:name="T41" style:family="text">
      <style:text-properties officeooo:rsid="00ba7fe1"/>
    </style:style>
    <style:style style:name="T42" style:family="text">
      <style:text-properties officeooo:rsid="007df6fd"/>
    </style:style>
    <style:style style:name="T43" style:family="text">
      <style:text-properties officeooo:rsid="006f8f9e"/>
    </style:style>
    <style:style style:name="T44" style:family="text">
      <style:text-properties officeooo:rsid="006d304d"/>
    </style:style>
    <style:style style:name="T45" style:family="text">
      <style:text-properties officeooo:rsid="006e0885"/>
    </style:style>
    <style:style style:name="T46" style:family="text">
      <style:text-properties fo:font-size="24pt" fo:font-weight="bold" style:font-size-asian="24pt" style:font-weight-asian="bold" style:font-size-complex="24pt" style:font-weight-complex="bold"/>
    </style:style>
    <style:style style:name="T47" style:family="text">
      <style:text-properties officeooo:rsid="007f6a3c"/>
    </style:style>
    <style:style style:name="T48" style:family="text">
      <style:text-properties officeooo:rsid="0081c367"/>
    </style:style>
    <style:style style:name="T49" style:family="text">
      <style:text-properties officeooo:rsid="0082061d"/>
    </style:style>
    <style:style style:name="T50" style:family="text">
      <style:text-properties officeooo:rsid="00b7b4e4"/>
    </style:style>
    <style:style style:name="T51" style:family="text">
      <style:text-properties officeooo:rsid="008c06b0"/>
    </style:style>
    <style:style style:name="T52" style:family="text">
      <style:text-properties officeooo:rsid="008cc02f"/>
    </style:style>
    <style:style style:name="T53" style:family="text">
      <style:text-properties officeooo:rsid="008e16ba"/>
    </style:style>
    <style:style style:name="T54" style:family="text">
      <style:text-properties officeooo:rsid="008f3b24"/>
    </style:style>
    <style:style style:name="T55" style:family="text">
      <style:text-properties fo:font-size="20pt" style:font-size-asian="17.5pt" style:font-size-complex="20pt"/>
    </style:style>
    <style:style style:name="T56" style:family="text">
      <style:text-properties fo:font-size="20pt" officeooo:rsid="008c8040" style:font-size-asian="17.5pt" style:font-size-complex="20pt"/>
    </style:style>
    <style:style style:name="T57" style:family="text">
      <style:text-properties fo:font-size="20pt" officeooo:rsid="00124fa7" style:font-size-asian="17.5pt" style:font-size-complex="20pt"/>
    </style:style>
    <style:style style:name="T58" style:family="text">
      <style:text-properties fo:font-size="20pt" officeooo:rsid="00126885" style:font-size-asian="17.5pt" style:font-size-complex="20pt"/>
    </style:style>
    <style:style style:name="T59" style:family="text">
      <style:text-properties fo:font-size="20pt" officeooo:rsid="0018df35" style:font-size-asian="17.5pt" style:font-size-complex="20pt"/>
    </style:style>
    <style:style style:name="T60" style:family="text">
      <style:text-properties fo:font-size="20pt" officeooo:rsid="001a56bb" style:font-size-asian="17.5pt" style:font-size-complex="20pt"/>
    </style:style>
    <style:style style:name="T61" style:family="text">
      <style:text-properties fo:font-size="20pt" officeooo:rsid="001ae376" style:font-size-asian="17.5pt" style:font-size-complex="20pt"/>
    </style:style>
    <style:style style:name="T62" style:family="text">
      <style:text-properties fo:font-size="20pt" officeooo:rsid="001c21ff" style:font-size-asian="17.5pt" style:font-size-complex="20pt"/>
    </style:style>
    <style:style style:name="T63" style:family="text">
      <style:text-properties fo:font-size="20pt" officeooo:rsid="001e5ec1" style:font-size-asian="17.5pt" style:font-size-complex="20pt"/>
    </style:style>
    <style:style style:name="T64" style:family="text">
      <style:text-properties fo:font-size="20pt" officeooo:rsid="0021e7e0" style:font-size-asian="17.5pt" style:font-size-complex="20pt"/>
    </style:style>
    <style:style style:name="T65" style:family="text">
      <style:text-properties fo:font-size="20pt" officeooo:rsid="00253fce" style:font-size-asian="17.5pt" style:font-size-complex="20pt"/>
    </style:style>
    <style:style style:name="T66" style:family="text">
      <style:text-properties fo:font-size="20pt" officeooo:rsid="0028acc8" style:font-size-asian="17.5pt" style:font-size-complex="20pt"/>
    </style:style>
    <style:style style:name="T67" style:family="text">
      <style:text-properties fo:font-size="20pt" officeooo:rsid="002a4955" style:font-size-asian="17.5pt" style:font-size-complex="20pt"/>
    </style:style>
    <style:style style:name="T68" style:family="text">
      <style:text-properties fo:font-variant="normal" fo:text-transform="none" fo:color="#242729" style:font-name="Liberation Serif" fo:font-size="20pt" fo:letter-spacing="normal" style:font-size-asian="20pt" style:font-size-complex="20pt"/>
    </style:style>
    <style:style style:name="T69" style:family="text">
      <style:text-properties fo:font-variant="normal" fo:text-transform="none" fo:color="#242729" style:font-name="Liberation Serif" fo:font-size="20pt" fo:letter-spacing="normal" fo:font-style="normal" fo:font-weight="normal" style:font-size-asian="20pt" style:font-size-complex="20pt"/>
    </style:style>
    <style:style style:name="T70" style:family="text">
      <style:text-properties fo:font-variant="normal" fo:text-transform="none" style:font-name="Liberation Serif" fo:font-size="18pt" fo:letter-spacing="normal" fo:font-style="normal" fo:font-weight="normal" style:font-size-asian="18pt" style:font-size-complex="18pt"/>
    </style:style>
    <style:style style:name="T71" style:family="text">
      <style:text-properties fo:font-variant="normal" fo:text-transform="none" fo:color="#000000" style:font-name="Liberation Serif" fo:font-size="18pt" fo:letter-spacing="normal" fo:font-style="normal" fo:font-weight="normal" style:font-size-asian="18pt" style:font-size-complex="18pt"/>
    </style:style>
    <style:style style:name="T72" style:family="text">
      <style:text-properties fo:font-variant="normal" fo:text-transform="none" fo:color="#000000" style:font-name="Liberation Serif" fo:font-size="18pt" fo:letter-spacing="normal" fo:font-style="normal" fo:font-weight="normal" officeooo:rsid="00124fa7" style:font-size-asian="18pt" style:font-size-complex="18pt"/>
    </style:style>
    <style:style style:name="T73" style:family="text">
      <style:text-properties fo:font-variant="normal" fo:text-transform="none" fo:color="#000000" style:font-name="Liberation Serif" fo:font-size="18pt" fo:letter-spacing="normal" fo:font-style="normal" fo:font-weight="normal" style:font-size-asian="18pt" style:font-size-complex="18pt" loext:padding="0cm" loext:border="none"/>
    </style:style>
    <style:style style:name="T74" style:family="text">
      <style:text-properties fo:font-variant="normal" fo:text-transform="none" fo:color="#000000" style:font-name="Liberation Serif" fo:font-size="18pt" fo:letter-spacing="normal" fo:font-style="normal" fo:font-weight="normal" officeooo:rsid="002e5370" style:font-size-asian="18pt" style:font-size-complex="18pt"/>
    </style:style>
    <style:style style:name="T75" style:family="text">
      <style:text-properties fo:font-variant="normal" fo:text-transform="none" fo:color="#000000" style:font-name="Liberation Serif" fo:font-size="18pt" fo:letter-spacing="normal" fo:font-style="normal" fo:font-weight="normal" officeooo:rsid="003060c5" style:font-size-asian="18pt" style:font-size-complex="18pt"/>
    </style:style>
    <style:style style:name="T76" style:family="text">
      <style:text-properties fo:font-variant="normal" fo:text-transform="none" fo:color="#000000" style:font-name="Liberation Serif" fo:font-size="18pt" fo:letter-spacing="normal" fo:font-style="normal" fo:font-weight="normal" officeooo:rsid="002a4955" style:font-size-asian="18pt" style:font-size-complex="18pt"/>
    </style:style>
    <style:style style:name="T77" style:family="text">
      <style:text-properties fo:font-variant="normal" fo:text-transform="none" fo:color="#000000" style:font-name="Liberation Serif" fo:font-size="18pt" fo:letter-spacing="normal" fo:font-style="normal" fo:font-weight="normal" officeooo:rsid="0033b515" style:font-size-asian="18pt" style:font-size-complex="18pt"/>
    </style:style>
    <style:style style:name="T78" style:family="text">
      <style:text-properties fo:font-variant="normal" fo:text-transform="none" fo:color="#000000" style:font-name="Liberation Serif" fo:font-size="18pt" fo:letter-spacing="normal" fo:font-style="normal" fo:font-weight="normal" officeooo:rsid="0038d78b" style:font-size-asian="18pt" style:font-size-complex="18pt"/>
    </style:style>
    <style:style style:name="T79" style:family="text">
      <style:text-properties fo:font-variant="normal" fo:text-transform="none" fo:color="#000000" style:font-name="Liberation Serif" fo:font-size="18pt" fo:letter-spacing="normal" fo:font-style="normal" fo:font-weight="normal" officeooo:rsid="003a3f64" style:font-size-asian="18pt" style:font-size-complex="18pt"/>
    </style:style>
    <style:style style:name="T80" style:family="text">
      <style:text-properties fo:font-variant="normal" fo:text-transform="none" fo:color="#000000" style:font-name="Liberation Serif" fo:font-size="18pt" fo:letter-spacing="normal" fo:font-style="normal" fo:font-weight="normal" officeooo:rsid="003b34eb" style:font-size-asian="18pt" style:font-size-complex="18pt"/>
    </style:style>
    <style:style style:name="T81" style:family="text">
      <style:text-properties fo:font-variant="normal" fo:text-transform="none" fo:color="#000000" style:font-name="Liberation Serif" fo:font-size="18pt" fo:letter-spacing="normal" fo:font-style="normal" fo:font-weight="normal" officeooo:rsid="003cc5b7" style:font-size-asian="18pt" style:font-size-complex="18pt"/>
    </style:style>
    <style:style style:name="T82" style:family="text">
      <style:text-properties fo:font-variant="normal" fo:text-transform="none" fo:color="#000000" style:font-name="Liberation Serif" fo:font-size="18pt" fo:letter-spacing="normal" fo:font-style="normal" fo:font-weight="normal" officeooo:rsid="003efdeb" style:font-size-asian="18pt" style:font-size-complex="18pt"/>
    </style:style>
    <style:style style:name="T83" style:family="text">
      <style:text-properties fo:font-variant="normal" fo:text-transform="none" fo:color="#000000" style:font-name="Liberation Serif" fo:font-size="18pt" fo:letter-spacing="normal" fo:font-style="normal" fo:font-weight="normal" officeooo:rsid="0040c921" style:font-size-asian="18pt" style:font-size-complex="18pt"/>
    </style:style>
    <style:style style:name="T84" style:family="text">
      <style:text-properties fo:font-variant="normal" fo:text-transform="none" fo:color="#000000" style:font-name="Liberation Serif" fo:font-size="18pt" fo:letter-spacing="normal" fo:font-style="normal" fo:font-weight="normal" officeooo:rsid="00412fde" style:font-size-asian="18pt" style:font-size-complex="18pt"/>
    </style:style>
    <style:style style:name="T85" style:family="text">
      <style:text-properties fo:font-variant="normal" fo:text-transform="none" fo:color="#000000" style:font-name="Liberation Serif" fo:font-size="18pt" fo:letter-spacing="normal" fo:font-style="normal" fo:font-weight="normal" officeooo:rsid="00426d08" style:font-size-asian="18pt" style:font-size-complex="18pt"/>
    </style:style>
    <style:style style:name="T86" style:family="text">
      <style:text-properties fo:font-variant="normal" fo:text-transform="none" fo:color="#000000" style:font-name="Liberation Serif" fo:font-size="18pt" fo:letter-spacing="normal" fo:font-style="normal" fo:font-weight="normal" officeooo:rsid="0042f3b2" style:font-size-asian="18pt" style:font-size-complex="18pt"/>
    </style:style>
    <style:style style:name="T87" style:family="text">
      <style:text-properties fo:font-variant="normal" fo:text-transform="none" fo:color="#000000" style:font-name="Liberation Serif" fo:font-size="18pt" fo:letter-spacing="normal" fo:font-style="normal" fo:font-weight="normal" officeooo:rsid="00469155" style:font-size-asian="18pt" style:font-size-complex="18pt"/>
    </style:style>
    <style:style style:name="T88" style:family="text">
      <style:text-properties fo:font-variant="normal" fo:text-transform="none" fo:color="#000000" style:font-name="Liberation Serif" fo:font-size="18pt" fo:letter-spacing="normal" fo:font-style="normal" fo:font-weight="normal" officeooo:rsid="0046bb79" style:font-size-asian="18pt" style:font-size-complex="18pt"/>
    </style:style>
    <style:style style:name="T89" style:family="text">
      <style:text-properties fo:font-variant="normal" fo:text-transform="none" fo:color="#000000" style:font-name="Liberation Serif" fo:font-size="18pt" fo:letter-spacing="normal" fo:font-style="normal" fo:font-weight="normal" officeooo:rsid="0047266f" style:font-size-asian="18pt" style:font-size-complex="18pt"/>
    </style:style>
    <style:style style:name="T90" style:family="text">
      <style:text-properties fo:font-variant="normal" fo:text-transform="none" fo:color="#000000" style:font-name="Liberation Serif" fo:font-size="18pt" fo:letter-spacing="normal" fo:font-style="normal" fo:font-weight="normal" officeooo:rsid="00488287" style:font-size-asian="18pt" style:font-size-complex="18pt"/>
    </style:style>
    <style:style style:name="T91" style:family="text">
      <style:text-properties fo:font-variant="normal" fo:text-transform="none" fo:color="#000000" style:font-name="Liberation Serif" fo:font-size="18pt" fo:letter-spacing="normal" fo:font-style="normal" fo:font-weight="normal" officeooo:rsid="004a2e96" style:font-size-asian="18pt" style:font-size-complex="18pt"/>
    </style:style>
    <style:style style:name="T92" style:family="text">
      <style:text-properties fo:font-variant="normal" fo:text-transform="none" fo:color="#000000" style:font-name="Liberation Serif" fo:font-size="18pt" fo:letter-spacing="normal" fo:font-style="normal" fo:font-weight="normal" officeooo:rsid="004b4233" style:font-size-asian="18pt" style:font-size-complex="18pt"/>
    </style:style>
    <style:style style:name="T93" style:family="text">
      <style:text-properties fo:font-variant="normal" fo:text-transform="none" fo:color="#000000" style:font-name="Liberation Serif" fo:font-size="18pt" fo:letter-spacing="normal" fo:font-style="normal" fo:font-weight="normal" officeooo:rsid="004b76ad" style:font-size-asian="18pt" style:font-size-complex="18pt"/>
    </style:style>
    <style:style style:name="T94" style:family="text">
      <style:text-properties fo:font-variant="normal" fo:text-transform="none" fo:color="#000000" style:font-name="Liberation Serif" fo:font-size="18pt" fo:letter-spacing="normal" fo:font-style="normal" fo:font-weight="normal" officeooo:rsid="004d4d02" style:font-size-asian="18pt" style:font-size-complex="18pt"/>
    </style:style>
    <style:style style:name="T95" style:family="text">
      <style:text-properties fo:font-variant="normal" fo:text-transform="none" fo:color="#000000" style:font-name="Liberation Serif" fo:font-size="18pt" fo:letter-spacing="normal" fo:font-style="normal" fo:font-weight="normal" officeooo:rsid="005112f0" style:font-size-asian="18pt" style:font-size-complex="18pt"/>
    </style:style>
    <style:style style:name="T96" style:family="text">
      <style:text-properties fo:font-variant="normal" fo:text-transform="none" fo:color="#000000" style:font-name="Liberation Serif" fo:font-size="18pt" fo:letter-spacing="normal" fo:font-style="normal" fo:font-weight="normal" officeooo:rsid="0052a774" style:font-size-asian="18pt" style:font-size-complex="18pt"/>
    </style:style>
    <style:style style:name="T97" style:family="text">
      <style:text-properties fo:font-variant="normal" fo:text-transform="none" fo:color="#000000" style:font-name="Liberation Serif" fo:font-size="18pt" fo:letter-spacing="normal" fo:font-style="normal" fo:font-weight="normal" officeooo:rsid="005424d9" style:font-size-asian="18pt" style:font-size-complex="18pt"/>
    </style:style>
    <style:style style:name="T98" style:family="text">
      <style:text-properties fo:font-variant="normal" fo:text-transform="none" fo:color="#000000" style:font-name="Liberation Serif" fo:font-size="18pt" fo:letter-spacing="normal" fo:font-style="normal" fo:font-weight="normal" officeooo:rsid="0054b8a9" style:font-size-asian="18pt" style:font-size-complex="18pt"/>
    </style:style>
    <style:style style:name="T99" style:family="text">
      <style:text-properties fo:font-variant="normal" fo:text-transform="none" fo:color="#000000" style:font-name="Liberation Serif" fo:font-size="18pt" fo:letter-spacing="normal" fo:font-style="normal" fo:font-weight="normal" officeooo:rsid="0054d5a5" style:font-size-asian="18pt" style:font-size-complex="18pt"/>
    </style:style>
    <style:style style:name="T100" style:family="text">
      <style:text-properties fo:font-variant="normal" fo:text-transform="none" fo:color="#000000" style:font-name="Liberation Serif" fo:font-size="18pt" fo:letter-spacing="normal" fo:font-style="normal" fo:font-weight="normal" officeooo:rsid="005567ee" style:font-size-asian="18pt" style:font-size-complex="18pt"/>
    </style:style>
    <style:style style:name="T101" style:family="text">
      <style:text-properties fo:font-variant="normal" fo:text-transform="none" fo:color="#000000" style:font-name="Liberation Serif" fo:font-size="18pt" fo:letter-spacing="normal" fo:font-style="normal" fo:font-weight="normal" officeooo:rsid="0055d58b" style:font-size-asian="18pt" style:font-size-complex="18pt"/>
    </style:style>
    <style:style style:name="T102" style:family="text">
      <style:text-properties fo:font-variant="normal" fo:text-transform="none" fo:color="#000000" style:font-name="Liberation Serif" fo:font-size="18pt" fo:letter-spacing="normal" fo:font-style="normal" style:font-size-asian="18pt" style:font-size-complex="18pt"/>
    </style:style>
    <style:style style:name="T103" style:family="text">
      <style:text-properties fo:font-variant="normal" fo:text-transform="none" fo:color="#000000" style:font-name="Liberation Serif" fo:font-size="18pt" fo:letter-spacing="normal" fo:font-style="normal" officeooo:rsid="005567ee" style:font-size-asian="18pt" style:font-size-complex="18pt"/>
    </style:style>
    <style:style style:name="T104" style:family="text">
      <style:text-properties fo:font-variant="normal" fo:text-transform="none" fo:color="#000000" style:font-name="Liberation Serif" fo:font-size="18pt" fo:letter-spacing="normal" style:font-size-asian="18pt" style:font-size-complex="18pt"/>
    </style:style>
    <style:style style:name="T105" style:family="text">
      <style:text-properties fo:font-variant="normal" fo:text-transform="none" fo:color="#000000" style:font-name="Liberation Serif" fo:font-size="18pt" fo:letter-spacing="normal" officeooo:rsid="00124fa7" style:font-size-asian="18pt" style:font-size-complex="18pt"/>
    </style:style>
    <style:style style:name="T106" style:family="text">
      <style:text-properties fo:font-variant="normal" fo:text-transform="none" fo:color="#000000" style:font-name="Liberation Serif" fo:font-size="20pt" fo:letter-spacing="normal" fo:font-style="normal" fo:font-weight="normal" officeooo:rsid="00124fa7" style:font-size-asian="17.5pt" style:font-size-complex="20pt"/>
    </style:style>
    <style:style style:name="T107" style:family="text">
      <style:text-properties fo:font-variant="normal" fo:text-transform="none" fo:color="#000000" style:font-name="Liberation Serif" fo:font-size="20pt" fo:letter-spacing="normal" fo:font-style="normal" fo:font-weight="normal" officeooo:rsid="0013e2a1" style:font-size-asian="17.5pt" style:font-size-complex="20pt"/>
    </style:style>
    <style:style style:name="T108" style:family="text">
      <style:text-properties fo:font-variant="normal" fo:text-transform="none" fo:color="#212529" style:font-name="Inconsolata" fo:font-size="10.5pt" fo:letter-spacing="normal" fo:font-style="normal" fo:font-weight="normal"/>
    </style:style>
    <style:style style:name="T109" style:family="text">
      <style:text-properties fo:font-variant="normal" fo:text-transform="none" fo:color="#212529" style:font-name="Inconsolata" fo:font-size="10.5pt" fo:letter-spacing="normal" fo:font-style="normal" fo:font-weight="bold"/>
    </style:style>
    <style:style style:name="T110" style:family="text">
      <style:text-properties fo:font-variant="normal" fo:text-transform="none" fo:color="#212529" style:font-name="montserrat" fo:font-size="10.5pt" fo:letter-spacing="normal" fo:font-style="normal" fo:font-weight="normal"/>
    </style:style>
    <style:style style:name="T111" style:family="text">
      <style:text-properties officeooo:rsid="00912387"/>
    </style:style>
    <style:style style:name="T112" style:family="text">
      <style:text-properties officeooo:rsid="00916d34"/>
    </style:style>
    <style:style style:name="T113" style:family="text">
      <style:text-properties officeooo:rsid="00932b39"/>
    </style:style>
    <style:style style:name="T114" style:family="text">
      <style:text-properties officeooo:rsid="0094759e"/>
    </style:style>
    <style:style style:name="T115" style:family="text">
      <style:text-properties officeooo:rsid="00961841"/>
    </style:style>
    <style:style style:name="T116" style:family="text">
      <style:text-properties officeooo:rsid="009a48b5"/>
    </style:style>
    <style:style style:name="T117" style:family="text">
      <style:text-properties officeooo:rsid="009ce2f4"/>
    </style:style>
    <style:style style:name="T118" style:family="text">
      <style:text-properties officeooo:rsid="00a61e66"/>
    </style:style>
    <style:style style:name="T119" style:family="text">
      <style:text-properties officeooo:rsid="00a8c939"/>
    </style:style>
    <style:style style:name="T120" style:family="text">
      <style:text-properties officeooo:rsid="00a8fa22"/>
    </style:style>
    <style:style style:name="T121" style:family="text">
      <style:text-properties officeooo:rsid="00a975a9"/>
    </style:style>
    <style:style style:name="T122" style:family="text">
      <style:text-properties officeooo:rsid="00aa1842"/>
    </style:style>
    <style:style style:name="T123" style:family="text">
      <style:text-properties officeooo:rsid="00ac479a"/>
    </style:style>
    <style:style style:name="T124" style:family="text">
      <style:text-properties officeooo:rsid="00acf7ab"/>
    </style:style>
    <style:style style:name="T125" style:family="text">
      <style:text-properties officeooo:rsid="00b7001f"/>
    </style:style>
    <style:style style:name="T126" style:family="text">
      <style:text-properties officeooo:rsid="00adfae0"/>
    </style:style>
    <style:style style:name="T127" style:family="text">
      <style:text-properties officeooo:rsid="00bfb131"/>
    </style:style>
    <style:style style:name="T128" style:family="text">
      <style:text-properties officeooo:rsid="00bd73b7"/>
    </style:style>
    <style:style style:name="T129" style:family="text">
      <style:text-properties officeooo:rsid="00bda1c8"/>
    </style:style>
    <style:style style:name="T130" style:family="text">
      <style:text-properties officeooo:rsid="00c33aa0"/>
    </style:style>
    <style:style style:name="T131" style:family="text">
      <style:text-properties officeooo:rsid="00d3f1b8"/>
    </style:style>
    <style:style style:name="T132" style:family="text">
      <style:text-properties officeooo:rsid="00da2ef4"/>
    </style:style>
    <style:style style:name="T133" style:family="text">
      <style:text-properties fo:color="#000000" fo:font-weight="normal" officeooo:rsid="003060c5" style:font-size-asian="18pt" style:font-size-complex="18pt" loext:padding="0cm" loext:border="none"/>
    </style:style>
    <style:style style:name="T134" style:family="text">
      <style:text-properties fo:color="#000000" officeooo:rsid="003060c5" style:font-size-asian="18pt" style:font-size-complex="18pt"/>
    </style:style>
    <style:style style:name="T135" style:family="text">
      <style:text-properties style:font-name="Inconsolata" fo:font-weight="bold"/>
    </style:style>
    <style:style style:name="T136" style:family="text">
      <style:text-properties officeooo:rsid="00383e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2">Ubuntu Commands</text:h>
      <text:p text:style-name="P2">1) pwd :- it gives present working directory</text:p>
      <text:p text:style-name="P3">2) ls :- it gives all the files and folder</text:p>
      <text:p text:style-name="P3"><text:s text:c="4"/>ls -a :- it gives all the file and directories including hidden files</text:p>
      <text:p text:style-name="P3"><text:s text:c="4"/><text:span text:style-name="T14">ls -l :- <text:s/></text:span>it gives all the file and directories <text:span text:style-name="T14">with permission</text:span></text:p>
      <text:p text:style-name="P3"/>
      <text:p text:style-name="P4">3) cd :- cd stands for change directory</text:p>
      <text:p text:style-name="P4"><text:tab/> <text:s text:c="4"/>It is used to change or move to another directory from current directory</text:p>
      <text:p text:style-name="P4"><text:tab/> <text:s text:c="3"/>-<text:span text:style-name="T15">&gt; </text:span><text:s/><text:span text:style-name="T16">cd diectory_name :- to move to that directory</text:span></text:p>
      <text:p text:style-name="P4"><text:tab/> <text:s text:c="3"/>-<text:span text:style-name="T15">&gt; </text:span><text:s/><text:span text:style-name="T16">cd :- if only put cd and press enter to move directly to the root directory</text:span></text:p>
      <text:p text:style-name="P5">4) <text:span text:style-name="T17">mkdir :- mkdir stand for make directory</text:span></text:p>
      <text:p text:style-name="P5"><text:tab/><text:tab/> -<text:span text:style-name="T18">&gt; mkdir foldername :- create a directory</text:span></text:p>
      <text:p text:style-name="P6"><text:s text:c="5"/>if you can create nested directory put </text:p>
      <text:p text:style-name="P5"><text:tab/> <text:s text:c="7"/>-<text:span text:style-name="T18">&gt; mkdir -p foldername1/foldername2</text:span></text:p>
      <text:p text:style-name="P7">5) rmdir :- rmdir stands for remove directory</text:p>
      <text:p text:style-name="P7"><text:tab/><text:tab/>-&gt; rmdir foldername</text:p>
      <text:p text:style-name="P6"><text:s text:c="5"/>if you can create nested directory put </text:p>
      <text:p text:style-name="P7"><text:tab/><text:tab/>-<text:span text:style-name="T19">&gt;</text:span> rmdir foldername/<text:span text:style-name="T20">foldername2</text:span></text:p>
      <text:p text:style-name="P7"><text:tab/><text:tab/><text:span text:style-name="T21">rmdir only remove </text:span><text:span text:style-name="T23">empty</text:span><text:span text:style-name="T21"> </text:span><text:span text:style-name="T23">directories</text:span><text:span text:style-name="T21"> if it is not empty it is not delete </text:span></text:p>
      <text:p text:style-name="P8">6) <text:span text:style-name="T25">rm :- rm stands for remove it is used for delete the file or delete directory including all files or delete only directory</text:span></text:p>
      <text:p text:style-name="P8"><text:tab/><text:tab/>-<text:span text:style-name="T26">&gt; rm filename :- it remove only the file</text:span></text:p>
      <text:p text:style-name="P8"><text:tab/><text:tab/>-<text:span text:style-name="T26">&gt; rm foldername/filename :- it delete the file in the given path .</text:span></text:p>
      <text:p text:style-name="P8"><text:tab/><text:tab/>-<text:span text:style-name="T27">&gt; rm -r foldername or path :- it is delete all the files and folder </text:span></text:p>
      <text:p text:style-name="P9"><text:soft-page-break/>7) touch :- touch command is used to create a blank file</text:p>
      <text:p text:style-name="P9"><text:tab/><text:tab/>-&gt; touch fileame</text:p>
      <text:p text:style-name="P10">8) locate :- the locate command is usefulll to give a full path to the file when it can store</text:p>
      <text:p text:style-name="P10"><text:tab/><text:tab/>-&gt; locate filename or folder</text:p>
      <text:p text:style-name="P8"><text:tab/><text:tab/>-<text:span text:style-name="T28">&gt; locate -i filename or folder</text:span></text:p>
      <text:p text:style-name="P10"><text:tab/><text:tab/>it is most helpful if you don’t know the file name is what but you know something letter in that file you add this letter with locate it search it and display all the paths related your letter </text:p>
      <text:p text:style-name="P11">9) <text:span text:style-name="T29">sudo :- sudo means super user do</text:span></text:p>
      <text:p text:style-name="P11"><text:tab/><text:tab/><text:span text:style-name="T30">if you write sudo su you want to move root user and you are administrator and all rights to you.</text:span></text:p>
      <text:p text:style-name="P11"><text:tab/><text:tab/><text:span text:style-name="T31">sudo halt :- turnoff the computer</text:span></text:p>
      <text:p text:style-name="P11"><text:tab/><text:tab/><text:span text:style-name="T32">sudo reboot :- reboot the system</text:span></text:p>
      <text:p text:style-name="P12">10) <text:s/>uname -a :- it gives all the information of your system.</text:p>
      <text:p text:style-name="P13">11) apt-get :- apt-get is used to install package, upgrade syatem or update package and it is use with sudo without it it not working</text:p>
      <text:p text:style-name="P11"><text:tab/><text:tab/>-&gt; sudo apt-get packagename</text:p>
      <text:p text:style-name="P11"><text:tab/>if you are in the root user at that time don’t require to write sudo you can directly access apt-get package name</text:p>
      <text:p text:style-name="P11">12) <text:span text:style-name="T33">ping :- ping is used to check you link operating system is connected on the internet or not</text:span></text:p>
      <text:p text:style-name="P11"><text:tab/><text:tab/><text:span text:style-name="T34">ping google.com</text:span></text:p>
      <text:p text:style-name="P11"><text:tab/><text:tab/><text:span text:style-name="T32">it check what the time is take your comter to connect the internet and <text:s/>it display response </text:span></text:p>
      <text:p text:style-name="P14">13) man :- man stands for manual</text:p>
      <text:p text:style-name="P14"><text:tab/><text:tab/>It is used to show the manual of any command and it’s all option and details.</text:p>
      <text:p text:style-name="P14"><text:tab/><text:tab/><text:span text:style-name="T35">m</text:span>an command_name</text:p>
      <text:p text:style-name="P15"><text:soft-page-break/>14) cp :- cp stands of copy</text:p>
      <text:p text:style-name="P15"><text:tab/><text:tab/><text:span text:style-name="T36">it is used to copy the file and save into any location</text:span></text:p>
      <text:p text:style-name="P15"><text:tab/><text:tab/><text:span text:style-name="T37">cp old_filename new_file_name</text:span></text:p>
      <text:p text:style-name="P15"><text:tab/><text:tab/><text:span text:style-name="T38">exa :- cp test.txt ../../../x/y/z/sample.txt</text:span></text:p>
      <text:p text:style-name="P16">15) mv :- mv stands for move and it is used to move file or folder one location to another <text:span text:style-name="T39">and also rename the file</text:span></text:p>
      <text:p text:style-name="P16"><text:tab/><text:tab/><text:span text:style-name="T40">mv old_loc_filename1 new_loc_filename1</text:span></text:p>
      <text:p text:style-name="P16"><text:tab/><text:tab/><text:span text:style-name="T41">mv oldfilename newfilename</text:span></text:p>
      <text:p text:style-name="P16"><text:tab/><text:tab/></text:p>
      <text:p text:style-name="P17">1<text:span text:style-name="T42">6</text:span>) chmod :- chmod stand for change the mode and it is used to change the mode <text:span text:style-name="T43">or we can say that change the permission</text:span> of admin,group, and public</text:p>
      <text:p text:style-name="P17"><text:tab/><text:tab/><text:span text:style-name="T44">basically the permission are divided in the 3 types </text:span></text:p>
      <text:p text:style-name="P18"><text:tab/>1) admin</text:p>
      <text:p text:style-name="P18"><text:tab/>2) group</text:p>
      <text:p text:style-name="P18"><text:tab/>3) public</text:p>
      <text:p text:style-name="P19">show all the permission using ls -l filename</text:p>
      <text:p text:style-name="P19"><text:tab/><text:span text:style-name="T45">r = read permission</text:span></text:p>
      <text:p text:style-name="P19"><text:tab/><text:span text:style-name="T45">w = write permission</text:span></text:p>
      <text:p text:style-name="P19"><text:tab/><text:span text:style-name="T45">x = execute permission</text:span></text:p>
      <text:p text:style-name="P19"/>
      <text:p text:style-name="P20"><text:span text:style-name="T46">Note</text:span> :- you can apply the permission in <text:span text:style-name="T22">number</text:span> format.</text:p>
      <text:p text:style-name="P20"><text:tab/></text:p>
      <text:p text:style-name="P21"><text:tab/>1) 1 is used to execute permission</text:p>
      <text:p text:style-name="P22"><text:tab/>2) 2 is used to write permission</text:p>
      <text:p text:style-name="P22"><text:tab/>3) 4 is used to read the permission</text:p>
      <text:p text:style-name="P23">17) <text:span text:style-name="T47">cat :- cat is used to create a file and write into file and it is also used to display file and combine file.</text:span></text:p>
      <text:p text:style-name="P23"><text:tab/><text:tab/><text:span text:style-name="T48">Create A File:</text:span></text:p>
      <text:p text:style-name="P23"><text:tab/><text:tab/><text:tab/><text:span text:style-name="T48">cat &gt; filename</text:span></text:p>
      <text:p text:style-name="P23"><text:tab/><text:tab/><text:tab/><text:span text:style-name="T48">content...</text:span></text:p>
      <text:p text:style-name="P23"><text:soft-page-break/><text:tab/><text:tab/><text:tab/><text:span text:style-name="T48">ctrl+c / ctrl+z</text:span></text:p>
      <text:p text:style-name="P23"><text:tab/><text:tab/><text:span text:style-name="T49">Display The File </text:span></text:p>
      <text:p text:style-name="P23"><text:tab/><text:tab/><text:tab/><text:span text:style-name="T49">cat filename</text:span></text:p>
      <text:p text:style-name="P23"><text:tab/><text:tab/><text:span text:style-name="T50">Combining File</text:span></text:p>
      <text:p text:style-name="P23"><text:tab/><text:tab/><text:tab/><text:span text:style-name="T50">cat file1 file2 &gt; newfile</text:span></text:p>
      <text:p text:style-name="P24">18) date :- date is used to display the date time of your system with timezone</text:p>
      <text:p text:style-name="P23"><text:tab/><text:tab/><text:tab/><text:span text:style-name="T51">date </text:span></text:p>
      <text:p text:style-name="P25">19) <text:span text:style-name="T52">FTP :- ftp stands for file transfer protocol.</text:span></text:p>
      <text:p text:style-name="P25"><text:tab/><text:tab/><text:span text:style-name="T53">It is most usefull to data transfer among computers</text:span></text:p>
      <text:p text:style-name="P25"><text:tab/><text:tab/><text:span text:style-name="T54">we can use loging in and establishing the connection with a remote host</text:span></text:p>
      <text:p text:style-name="P41"><text:span text:style-name="T56"><text:tab/><text:tab/></text:span><text:span text:style-name="T68"> </text:span><text:span text:style-name="T69">It usually runs over TCP port 21.</text:span></text:p>
      <text:p text:style-name="P25"><text:tab/><text:tab/><text:span text:style-name="T111">upload and download files</text:span></text:p>
      <text:p text:style-name="P25"><text:tab/><text:tab/><text:span text:style-name="T112">navigating through directories</text:span></text:p>
      <text:p text:style-name="P25"><text:tab/><text:tab/><text:span text:style-name="T113">browsing contents of the directories</text:span></text:p>
      <text:p text:style-name="P25"><text:tab/><text:span text:style-name="T114">Syntax :- </text:span></text:p>
      <text:p text:style-name="P25"><text:tab/><text:tab/><text:span text:style-name="T114">ftp &lt;ip-address or hostname&gt;</text:span></text:p>
      <text:p text:style-name="P25"><text:tab/><text:span text:style-name="T115">Commands of ftp :-</text:span></text:p>
      <text:p text:style-name="P25"><text:span text:style-name="T115"><text:tab/><text:tab/>If you get error to enter </text:span><text:span text:style-name="T24">passive</text:span><text:span text:style-name="T115"> and after type commands </text:span></text:p>
      <text:p text:style-name="P26">1) dir :- display files of current directory of remote host</text:p>
      <text:p text:style-name="P27">2) cd “dirname” :- change directory to “dirname” on remote computer</text:p>
      <text:p text:style-name="P28">3) put “file” :- <text:span text:style-name="T116">upload files to local to remote computer</text:span></text:p>
      <text:p text:style-name="P29">4) get file :- <text:span text:style-name="T117">download file to remote to local computer</text:span></text:p>
      <text:p text:style-name="P30">5) quit :- Logout</text:p>
      <text:p text:style-name="P30"/>
      <text:p text:style-name="P31">20) <text:span text:style-name="T118">telnet :- telnet is used to <text:s/>connect to remote linux computer</text:span></text:p>
      <text:p text:style-name="P31"><text:soft-page-break/><text:tab/><text:tab/><text:tab/><text:span text:style-name="T119">it is used to run programs remotely and conduct administration</text:span></text:p>
      <text:p text:style-name="P31"><text:tab/><text:tab/><text:tab/><text:span text:style-name="T120">it is similar to remote desktop found in windows machine</text:span></text:p>
      <text:p text:style-name="P31"><text:tab/><text:span text:style-name="T121">Syntax :-</text:span></text:p>
      <text:p text:style-name="P31"><text:tab/><text:tab/><text:span text:style-name="T122">telnet &lt;ip-address or hostname&gt;</text:span></text:p>
      <text:p text:style-name="P32">21) SSH :- ssh stands for secure shell</text:p>
      <text:p text:style-name="P32"><text:tab/><text:tab/><text:span text:style-name="T123">it is used to Securely connect to a remote computer </text:span></text:p>
      <text:p text:style-name="P32"><text:tab/><text:tab/><text:span text:style-name="T124">compared to Telnet, SSH is more secure</text:span></text:p>
      <text:p text:style-name="P32"><text:tab/><text:span text:style-name="T125">ssh is a replacement for tenet and is used by system administrators to control remote lonux servers.<text:tab/></text:span></text:p>
      <text:p text:style-name="P32"><text:tab/><text:span text:style-name="T126">Syntax :- </text:span></text:p>
      <text:p text:style-name="P32"><text:tab/><text:tab/><text:span text:style-name="T126">SSH </text:span><text:a xlink:type="simple" xlink:href="mailto:username@ip-address" text:style-name="Internet_20_link" text:visited-style-name="Visited_20_Internet_20_Link"><text:span text:style-name="T126">username@ip-address</text:span></text:a><text:span text:style-name="T126"> or hostname</text:span></text:p>
      <text:p text:style-name="P32"/>
      <text:p text:style-name="P33">22) chown :- chown stands for change the ownership and group</text:p>
      <text:p text:style-name="P33"><text:tab/><text:tab/><text:tab/><text:span text:style-name="T127">sudo chown user:group filename</text:span></text:p>
      <text:p text:style-name="P33"><text:tab/><text:span text:style-name="T128">Syntax :- chown user &lt;filename&gt;</text:span></text:p>
      <text:p text:style-name="P33"><text:tab/><text:tab/><text:tab/><text:span text:style-name="T129">chown user:group &lt;filename&gt;</text:span></text:p>
      <text:p text:style-name="P34">23) chgrp :- chgrp stands for change group</text:p>
      <text:p text:style-name="P34"><text:tab/><text:tab/><text:span text:style-name="T130">it is used to change ownership of group</text:span></text:p>
      <text:p text:style-name="P34"><text:tab/><text:tab/><text:span text:style-name="T131">sudo chgrp root filename</text:span></text:p>
      <text:p text:style-name="P35">24) top :- top displays all the running processes</text:p>
      <text:p text:style-name="P40"><text:span text:style-name="T2">25) wget :- </text:span><text:span text:style-name="T70">Wget is the non-interactive network downloader which is used to download files from the server even when the useer has not logged on o the system and it can work in background without hindering the current process.</text:span></text:p>
      <text:p text:style-name="P43">1. To simply download a webpage:<text:bookmark text:name="aswift_2_expand"/><text:bookmark text:name="aswift_2_anchor"/></text:p>
      <text:p text:style-name="P60"><text:tab/>wget http://example.com/sample.php</text:p>
      <text:p text:style-name="P59">2. To download the file in background</text:p>
      <text:p text:style-name="P60">wget -b http://www.example.com/samplepage.php</text:p>
      <text:p text:style-name="P59"><text:soft-page-break/>3. To overwrite the log w<text:span text:style-name="T132">h</text:span>ile of the wget command</text:p>
      <text:p text:style-name="P60">wget http://www.example.com/filename.txt -o /path/filename.txt</text:p>
      <text:p text:style-name="P59">4. To resume a partially downloaded file</text:p>
      <text:p text:style-name="P60">wget -c http://example.com/samplefile.tar.gz</text:p>
      <text:p text:style-name="P59">5. To try a given number of times</text:p>
      <text:p text:style-name="P60">wget –tries =10 http://example.com/samplefile.tar.gz</text:p>
      <text:p text:style-name="P38"><text:span text:style-name="T2">2</text:span><text:span text:style-name="T1">6) </text:span><text:span text:style-name="T3">su :- su stands for super user</text:span></text:p>
      <text:p text:style-name="P36"><text:tab/><text:tab/>it is used to access or go to the root user or <text:s/>another user</text:p>
      <text:p text:style-name="P38"><text:span text:style-name="T3"><text:tab/><text:tab/>if you are typ</text:span><text:span text:style-name="T4">e</text:span><text:span text:style-name="T3"> su and press enter it is considered as root and automatic it transfer you into root user.</text:span></text:p>
      <text:p text:style-name="P36"><text:tab/><text:tab/></text:p>
      <text:p text:style-name="P39"><text:span text:style-name="T5">2</text:span><text:span text:style-name="T1">7) </text:span><text:span text:style-name="T6">ps :- ps stands for process status</text:span></text:p>
      <text:p text:style-name="P39"><text:span text:style-name="T6"><text:tab/><text:tab/></text:span><text:span text:style-name="T7">it is used to check the process status </text:span><text:span text:style-name="T8">of all process</text:span></text:p>
      <text:p text:style-name="P37"><text:tab/><text:tab/><text:tab/>ps ux</text:p>
      <text:p text:style-name="P39"><text:span text:style-name="T7"><text:tab/><text:tab/></text:span><text:span text:style-name="T9">it is also used to check the single process status </text:span><text:span text:style-name="T10">by using </text:span></text:p>
      <text:p text:style-name="P39"><text:span text:style-name="T10"><text:tab/><text:tab/></text:span><text:span text:style-name="T11">ps pid</text:span><text:span text:style-name="T12">(means:-process id)</text:span></text:p>
      <text:p text:style-name="P1"><text:span text:style-name="T1">28) </text:span><text:span text:style-name="T12">k</text:span><text:span text:style-name="T1">ill :- kill command is used to terminate running processes</text:span></text:p>
      <text:p text:style-name="P1"><text:span text:style-name="T1"><text:tab/></text:span><text:span text:style-name="T13">Syntax :- kill pid</text:span></text:p>
      <text:p text:style-name="P42"><text:span text:style-name="T57">29)whereis :- </text:span><text:span text:style-name="T58">it </text:span><text:span text:style-name="T57"><text:s/></text:span><text:span text:style-name="T72">Find </text:span><text:span text:style-name="Strong_20_Emphasis"><text:span text:style-name="T72">the binary, source code and man page</text:span></text:span><text:span text:style-name="T105"> </text:span><text:span text:style-name="T72">for specified program or command.</text:span></text:p>
      <text:p text:style-name="P42"><text:span text:style-name="T106"><text:tab/></text:span><text:span text:style-name="T107">Syntax :- </text:span></text:p>
      <text:p text:style-name="P68">The basic syntax is as follows:</text:p>
      <text:p text:style-name="P62"><text:span text:style-name="User_20_Entry"><text:span text:style-name="T108">whereis command</text:span></text:span></text:p>
      <text:p text:style-name="P61">OR</text:p>
      <text:p text:style-name="P62"><text:span text:style-name="User_20_Entry"><text:span text:style-name="T108">whereis program</text:span></text:span></text:p>
      <text:p text:style-name="P61">OR</text:p>
      <text:p text:style-name="P62"><text:span text:style-name="User_20_Entry"><text:span text:style-name="T108">whereis [options] program</text:span></text:span></text:p>
      <text:p text:style-name="Text_20_body"><text:soft-page-break/><text:line-break/></text:p>
      <text:p text:style-name="P73">You can pass the following option to limit limit the places where whereis searches for files:</text:p>
      <text:list xml:id="list6762680748406802331" text:style-name="L1">
        <text:list-item>
          <text:p text:style-name="P79"><text:span text:style-name="User_20_Entry"><text:span text:style-name="Strong_20_Emphasis"><text:span text:style-name="T109">-B /path/to/dir</text:span></text:span></text:span><text:span text:style-name="T110"> : Limit the places where whereis searches for binaries.</text:span></text:p>
        </text:list-item>
        <text:list-item>
          <text:p text:style-name="P80"><text:span text:style-name="User_20_Entry"><text:span text:style-name="Strong_20_Emphasis"><text:span text:style-name="T109">-M /path/to/dir</text:span></text:span></text:span><text:span text:style-name="T110"> : Limit the places where whereis searches for manual sections.</text:span></text:p>
        </text:list-item>
        <text:list-item>
          <text:p text:style-name="P80"><text:span text:style-name="User_20_Entry"><text:span text:style-name="Strong_20_Emphasis"><text:span text:style-name="T109">-S /path/to/dir</text:span></text:span></text:span><text:span text:style-name="T110"> : Limit the places where whereis searches for sources</text:span></text:p>
        </text:list-item>
      </text:list>
      <text:h text:style-name="P67" text:outline-level="2">whereis command options</text:h>
      <text:p text:style-name="P61">From the whereis(1) command man page:</text:p>
      <table:table table:name="Table1" table:style-name="Table1">
        <table:table-column table:style-name="Table1.A"/>
        <table:table-column table:style-name="Table1.B"/>
        <table:table-row>
          <table:table-cell table:style-name="Table1.A1" office:value-type="string">
            <text:p text:style-name="P64">Option</text:p>
          </table:table-cell>
          <table:table-cell table:style-name="Table1.A1" office:value-type="string">
            <text:p text:style-name="P64">Meaning</text:p>
          </table:table-cell>
        </table:table-row>
        <table:table-row>
          <table:table-cell table:style-name="Table1.A1" office:value-type="string">
            <text:p text:style-name="P65"><text:span text:style-name="Strong_20_Emphasis"><text:span text:style-name="T135">-f</text:span></text:span></text:p>
          </table:table-cell>
          <table:table-cell table:style-name="Table1.A1" office:value-type="string">
            <text:p text:style-name="P66">Define search scope.</text:p>
          </table:table-cell>
        </table:table-row>
        <table:table-row>
          <table:table-cell table:style-name="Table1.A1" office:value-type="string">
            <text:p text:style-name="P65"><text:span text:style-name="Strong_20_Emphasis"><text:span text:style-name="T135">-b</text:span></text:span></text:p>
          </table:table-cell>
          <table:table-cell table:style-name="Table1.A1" office:value-type="string">
            <text:p text:style-name="P66">Search only binaries.</text:p>
          </table:table-cell>
        </table:table-row>
        <table:table-row>
          <table:table-cell table:style-name="Table1.A1" office:value-type="string">
            <text:p text:style-name="P65"><text:span text:style-name="Strong_20_Emphasis"><text:span text:style-name="T135">-B</text:span></text:span></text:p>
          </table:table-cell>
          <table:table-cell table:style-name="Table1.A1" office:value-type="string">
            <text:p text:style-name="P66">Define binaries lookup path.</text:p>
          </table:table-cell>
        </table:table-row>
        <table:table-row>
          <table:table-cell table:style-name="Table1.A1" office:value-type="string">
            <text:p text:style-name="P65"><text:span text:style-name="Strong_20_Emphasis"><text:span text:style-name="T135">-m</text:span></text:span></text:p>
          </table:table-cell>
          <table:table-cell table:style-name="Table1.A1" office:value-type="string">
            <text:p text:style-name="P66">Search only manual paths.</text:p>
          </table:table-cell>
        </table:table-row>
        <table:table-row>
          <table:table-cell table:style-name="Table1.A1" office:value-type="string">
            <text:p text:style-name="P65"><text:span text:style-name="Strong_20_Emphasis"><text:span text:style-name="T135">-M</text:span></text:span></text:p>
          </table:table-cell>
          <table:table-cell table:style-name="Table1.A1" office:value-type="string">
            <text:p text:style-name="P66">Define man lookup path.</text:p>
          </table:table-cell>
        </table:table-row>
        <table:table-row>
          <table:table-cell table:style-name="Table1.A1" office:value-type="string">
            <text:p text:style-name="P65"><text:span text:style-name="Strong_20_Emphasis"><text:span text:style-name="T135">-s</text:span></text:span></text:p>
          </table:table-cell>
          <table:table-cell table:style-name="Table1.A1" office:value-type="string">
            <text:p text:style-name="P66">Search only sources path.</text:p>
          </table:table-cell>
        </table:table-row>
        <table:table-row>
          <table:table-cell table:style-name="Table1.A1" office:value-type="string">
            <text:p text:style-name="P65"><text:span text:style-name="Strong_20_Emphasis"><text:span text:style-name="T135">-S</text:span></text:span></text:p>
          </table:table-cell>
          <table:table-cell table:style-name="Table1.A1" office:value-type="string">
            <text:p text:style-name="P66">Define sources lookup path.</text:p>
          </table:table-cell>
        </table:table-row>
        <table:table-row>
          <table:table-cell table:style-name="Table1.A1" office:value-type="string">
            <text:p text:style-name="P65"><text:span text:style-name="Strong_20_Emphasis"><text:span text:style-name="T135">-u</text:span></text:span></text:p>
          </table:table-cell>
          <table:table-cell table:style-name="Table1.A1" office:value-type="string">
            <text:p text:style-name="P66">Search from unusual enties.</text:p>
          </table:table-cell>
        </table:table-row>
        <table:table-row>
          <table:table-cell table:style-name="Table1.A1" office:value-type="string">
            <text:p text:style-name="P65"><text:span text:style-name="Strong_20_Emphasis"><text:span text:style-name="T135">-V</text:span></text:span></text:p>
          </table:table-cell>
          <table:table-cell table:style-name="Table1.A1" office:value-type="string">
            <text:p text:style-name="P66">Output version information and exit.</text:p>
          </table:table-cell>
        </table:table-row>
        <table:table-row>
          <table:table-cell table:style-name="Table1.A1" office:value-type="string">
            <text:p text:style-name="P65"><text:span text:style-name="Strong_20_Emphasis"><text:span text:style-name="T135">-h</text:span></text:span></text:p>
          </table:table-cell>
          <table:table-cell table:style-name="Table1.A1" office:value-type="string">
            <text:p text:style-name="P66">Display this help and exit.</text:p>
          </table:table-cell>
        </table:table-row>
      </table:table>
      <text:p text:style-name="Text_20_body"><text:span text:style-name="T59">30) </text:span><text:span text:style-name="T60">df :-</text:span></text:p>
      <text:p text:style-name="Text_20_body"><text:span text:style-name="T60"><text:tab/></text:span><text:span text:style-name="T61">df utility is reports to the free disk space for all the files</text:span></text:p>
      <text:p text:style-name="Text_20_body"><text:span text:style-name="T61"><text:tab/></text:span><text:span text:style-name="T62">Syntax :-</text:span></text:p>
      <text:p text:style-name="P74"><text:tab/><text:tab/>df</text:p>
      <text:p text:style-name="P45"><text:span text:style-name="T62">3</text:span><text:span text:style-name="T55">1) free :- free command shows the free and used memory(RAM) on the linux system</text:span></text:p>
      <text:p text:style-name="P45"><text:span text:style-name="T55"><text:tab/></text:span><text:span text:style-name="T63">Syntax :- </text:span></text:p>
      <text:p text:style-name="P45"><text:span text:style-name="T63"><text:tab/><text:tab/></text:span><text:span text:style-name="T64">free </text:span></text:p>
      <text:p text:style-name="P46"><text:span text:style-name="T64">3</text:span><text:span text:style-name="T55">2) vi :- </text:span><text:span text:style-name="T65">vi is a editor which is used to create a file and edit the existing file.</text:span></text:p>
      <text:p text:style-name="P75"><text:tab/><text:tab/>Syntax :- </text:p>
      <text:p text:style-name="P75"><text:soft-page-break/><text:tab/><text:tab/><text:tab/>vi &lt;filenameNew&gt; OR</text:p>
      <text:p text:style-name="P75"><text:tab/><text:tab/><text:tab/>vi &lt;filenameExisting&gt;</text:p>
      <text:p text:style-name="P47"><text:span text:style-name="T65">3</text:span><text:span text:style-name="T55">3) </text:span><text:span text:style-name="T66">passwd :- passwd is used to change the pasword of the unix or linux system</text:span></text:p>
      <text:p text:style-name="P48"><text:span text:style-name="T66">3</text:span><text:span text:style-name="T67">4) ifconfig :- </text:span><text:span text:style-name="T71">The “</text:span><text:span text:style-name="Strong_20_Emphasis"><text:span text:style-name="T73">ifconfig</text:span></text:span><text:span text:style-name="T104">” </text:span><text:span text:style-name="T71">command is used for displaying current network configuration information, setting up an ip address, netmask or broadcast address to an network interface, creating an alias for network interface, setting up hardware address and enable or disable network interfaces.</text:span></text:p>
      <text:p text:style-name="P49"><text:span text:style-name="T74">Link :- </text:span><text:a xlink:type="simple" xlink:href="https://www.tecmint.com/ifconfig-command-examples/" text:style-name="Internet_20_link" text:visited-style-name="Visited_20_Internet_20_Link"><text:span text:style-name="T71">https://www.tecmint.com/ifconfig-command-examples/</text:span></text:a></text:p>
      <text:p text:style-name="P48"><text:span text:style-name="T76">35) </text:span><text:span text:style-name="T75">tar :- The Linux ‘tar’ stands for tape archive, is used to create Archive and extract the Archive files</text:span></text:p>
      <text:p text:style-name="P69">We can use Linux tar command to create compressed or uncompressed Archive files and also maintain and modify them.</text:p>
      <text:p text:style-name="P44"><text:span text:style-name="Strong_20_Emphasis"><text:span text:style-name="T133">Options:</text:span></text:span><text:span text:style-name="T134"><text:line-break/></text:span><text:span text:style-name="Strong_20_Emphasis"><text:span text:style-name="T133">-c :</text:span></text:span><text:span text:style-name="T134"> Creates Archive<text:line-break/></text:span><text:span text:style-name="Strong_20_Emphasis"><text:span text:style-name="T133">-x :</text:span></text:span><text:span text:style-name="T134"> Extract the archive<text:line-break/></text:span><text:span text:style-name="Strong_20_Emphasis"><text:span text:style-name="T133">-f :</text:span></text:span><text:span text:style-name="T134"> creates archive with given filename<text:line-break/></text:span><text:span text:style-name="Strong_20_Emphasis"><text:span text:style-name="T133">-t :</text:span></text:span><text:span text:style-name="T134"> displays or lists files in archived file<text:line-break/></text:span><text:span text:style-name="Strong_20_Emphasis"><text:span text:style-name="T133">-u :</text:span></text:span><text:span text:style-name="T134"> archives and adds to an existing archive file<text:line-break/></text:span><text:span text:style-name="Strong_20_Emphasis"><text:span text:style-name="T133">-v :</text:span></text:span><text:span text:style-name="T134"> Displays Verbose Information<text:line-break/></text:span><text:span text:style-name="Strong_20_Emphasis"><text:span text:style-name="T133">-A :</text:span></text:span><text:span text:style-name="T134"> Concatenates the archive files<text:line-break/></text:span><text:span text:style-name="Strong_20_Emphasis"><text:span text:style-name="T133">-z :</text:span></text:span><text:span text:style-name="T134"> zip, tells tar command that create tar file using gzip<text:line-break/></text:span><text:span text:style-name="Strong_20_Emphasis"><text:span text:style-name="T133">-j :</text:span></text:span><text:span text:style-name="T134"> filter archive tar file using tbzip<text:line-break/></text:span><text:span text:style-name="Strong_20_Emphasis"><text:span text:style-name="T133">-W :</text:span></text:span><text:span text:style-name="T134"> Verify a archive file<text:line-break/></text:span><text:span text:style-name="Strong_20_Emphasis"><text:span text:style-name="T133">-r :</text:span></text:span><text:span text:style-name="T134"> update or add file or directory in already existed .tar file</text:span></text:p>
      <text:p text:style-name="P53"><text:span text:style-name="T136">MIMP :- https://www.youtube.com/watch?v=QsHPMlPih-Q</text:span><text:line-break/><text:span text:style-name="T75"><text:tab/></text:span><text:span text:style-name="T77">Syntax :- tar -option filename.tar files</text:span></text:p>
      <text:p text:style-name="P50"><text:span text:style-name="T77">3</text:span><text:span text:style-name="T71">6) </text:span><text:span text:style-name="T78">find :- find command is used to find the file or the folder </text:span><text:span text:style-name="T79">for any location</text:span></text:p>
      <text:p text:style-name="P50"><text:soft-page-break/><text:span text:style-name="T78"><text:tab/></text:span><text:span text:style-name="T79">Syntax :-</text:span></text:p>
      <text:p text:style-name="P50"><text:span text:style-name="T79"><text:tab/></text:span><text:span text:style-name="T80">find path -type typeoption -name “</text:span><text:span text:style-name="T81">name of file/directory</text:span><text:span text:style-name="T80">”</text:span></text:p>
      <text:p text:style-name="P50"><text:span text:style-name="T80"><text:tab/><text:tab/></text:span><text:span text:style-name="T82">if you get the file with extension but you will ignore the case then type command </text:span></text:p>
      <text:p text:style-name="P51"><text:span text:style-name="T82"><text:tab/></text:span><text:span text:style-name="T80">find path -type typeoption -</text:span><text:span text:style-name="T83">i</text:span><text:span text:style-name="T80">name “</text:span><text:span text:style-name="T81">name of file/directory</text:span><text:span text:style-name="T80">”</text:span></text:p>
      <text:p text:style-name="P54"><text:span text:style-name="T80">S</text:span><text:span text:style-name="T71">how The Files depthwise</text:span></text:p>
      <text:p text:style-name="P52"><text:span text:style-name="T80">find path -</text:span><text:span text:style-name="T84">maxdepth 1 </text:span><text:span text:style-name="T80">-type typeoption -</text:span><text:span text:style-name="T83">i</text:span><text:span text:style-name="T80">name “</text:span><text:span text:style-name="T81">name of file/directory</text:span><text:span text:style-name="T80">”</text:span></text:p>
      <text:p text:style-name="P55"><text:span text:style-name="T80">3</text:span><text:span text:style-name="T71">7) grep :- </text:span><text:span text:style-name="T85">grep command is used to search the file or peace of information .</text:span></text:p>
      <text:p text:style-name="P55"><text:span text:style-name="T85"><text:tab/></text:span><text:span text:style-name="T86">Syntax :- </text:span></text:p>
      <text:p text:style-name="P70"><text:tab/><text:tab/>grep &lt;search_string&gt;</text:p>
      <text:p text:style-name="P56"><text:span text:style-name="T86">o</text:span><text:span text:style-name="T71">ption<text:tab/><text:tab/><text:tab/><text:tab/>Function</text:span></text:p>
      <text:p text:style-name="P71"><text:s text:c="3"/>-v<text:tab/><text:tab/><text:tab/>Shows all the lines that do not match the searched <text:tab/><text:tab/>string</text:p>
      <text:p text:style-name="P56"><text:span text:style-name="T71"><text:s text:c="3"/>-</text:span><text:span text:style-name="T87">c <text:tab/><text:tab/><text:tab/>Display only the count of matching lines</text:span></text:p>
      <text:p text:style-name="P56"><text:span text:style-name="T87"><text:s text:c="3"/>-</text:span><text:span text:style-name="T88">n <text:tab/><text:tab/><text:tab/></text:span><text:span text:style-name="T89">show the matching lines and it’s number</text:span></text:p>
      <text:p text:style-name="P56"><text:span text:style-name="T90"><text:s text:c="3"/>-</text:span><text:span text:style-name="T91">i <text:tab/><text:tab/><text:tab/></text:span><text:span text:style-name="T92">Match both (Upper and Lower) Case</text:span></text:p>
      <text:p text:style-name="P56"><text:span text:style-name="T92"><text:s text:c="3"/>-</text:span><text:span text:style-name="T93">l<text:tab/><text:tab/><text:tab/></text:span><text:span text:style-name="T94">Shows the just name of the file with the string</text:span></text:p>
      <text:p text:style-name="P57"><text:span text:style-name="T94">3</text:span><text:span text:style-name="T71">8) sort :- sort command is used to sort and display the file content</text:span></text:p>
      <text:p text:style-name="P57"><text:span text:style-name="T71"><text:tab/><text:tab/></text:span><text:span text:style-name="T95">Syntax :-</text:span></text:p>
      <text:p text:style-name="P57"><text:span text:style-name="T95"><text:tab/><text:tab/><text:tab/>sort filename <text:s/>:- </text:span><text:span text:style-name="T96">alphabetic order</text:span></text:p>
      <text:p text:style-name="P57"><text:span text:style-name="T96"><text:tab/></text:span><text:span text:style-name="T97">The ‘SORT’ Command</text:span></text:p>
      <text:p text:style-name="P72"><text:tab/><text:tab/></text:p>
      <text:p text:style-name="P72"><text:soft-page-break/><text:tab/>option<text:tab/><text:tab/><text:tab/>Function</text:p>
      <text:p text:style-name="P58"><text:span text:style-name="T97"><text:tab/> <text:s text:c="2"/>-</text:span><text:span text:style-name="T98">r <text:tab/><text:tab/><text:tab/><text:tab/>Reverse Sorting</text:span></text:p>
      <text:p text:style-name="P58"><text:span text:style-name="T98"><text:tab/> <text:s text:c="2"/>-</text:span><text:span text:style-name="T99">n <text:tab/><text:tab/><text:tab/><text:tab/>Sorts Numerically</text:span></text:p>
      <text:p text:style-name="P58"><text:span text:style-name="T99"><text:tab/> <text:s text:c="2"/>-</text:span><text:span text:style-name="T100">f <text:tab/><text:tab/><text:tab/><text:tab/>Case Insensitive </text:span><text:span text:style-name="T101">S</text:span><text:span text:style-name="T100">orting</text:span></text:p>
      <text:p text:style-name="P78"><text:span text:style-name="T103">I</text:span><text:span text:style-name="T102">mportant Basic Command Link :-</text:span></text:p>
      <text:p text:style-name="P77"><text:span text:style-name="T100">https://www.youtube.com/watch?v=Qf11UrSepQ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Inconsolata" svg:font-family="Inconsolata, monospace"/>
    <style:font-face style:name="Roboto" svg:font-family="Roboto, sans-serif"/>
    <style:font-face style:name="montserrat" svg:font-family="montserrat, 'helvetica neu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09:31:06.547771201</meta:creation-date>
    <dc:date>2019-01-16T15:37:44.438645819</dc:date>
    <meta:editing-duration>PT5H27M32S</meta:editing-duration>
    <meta:editing-cycles>65</meta:editing-cycles>
    <meta:generator>LibreOffice/5.1.6.2$Linux_X86_64 LibreOffice_project/10m0$Build-2</meta:generator>
    <meta:document-statistic meta:table-count="1" meta:image-count="0" meta:object-count="0" meta:page-count="10" meta:paragraph-count="214" meta:word-count="1708" meta:character-count="9798" meta:non-whitespace-character-count="7983"/>
  </office:meta>
</office:document-meta>
</file>